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700000399D81DBE28.png" manifest:media-type="image/png"/>
  <manifest:file-entry manifest:full-path="Pictures/100000010000031700000399DEFA0751.png" manifest:media-type="image/png"/>
  <manifest:file-entry manifest:full-path="Pictures/1000000100000463000002DF7C4F97EF.png" manifest:media-type="image/png"/>
  <manifest:file-entry manifest:full-path="Pictures/100000010000031700000399B798D18D.png" manifest:media-type="image/png"/>
  <manifest:file-entry manifest:full-path="Pictures/10000001000003170000039916326FCE.png" manifest:media-type="image/png"/>
  <manifest:file-entry manifest:full-path="Pictures/100000010000031700000399FCEB88BE.png" manifest:media-type="image/png"/>
  <manifest:file-entry manifest:full-path="Pictures/10000001000003170000039911416B5D.png" manifest:media-type="image/png"/>
  <manifest:file-entry manifest:full-path="Pictures/1000000100000317000003990699AB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webkit-standard" svg:font-family="webkit-standard"/>
  </office:font-face-decls>
  <office:automatic-styles>
    <style:style style:name="P1" style:family="paragraph" style:parent-style-name="Standard">
      <style:text-properties officeooo:rsid="0004dccd" officeooo:paragraph-rsid="0004dc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<draw:frame draw:style-name="fr1" draw:name="Image1" text:anchor-type="char" svg:width="6.6929in" svg:height="7.7925in" draw:z-index="3"><draw:image xlink:href="Pictures/1000000100000317000003990699AB7E.png" xlink:type="simple" xlink:show="embed" xlink:actuate="onLoad" draw:mime-type="image/png"/></draw:frame></text:p>
      <text:p text:style-name="P1"/>
      <text:p text:style-name="P1"/>
      <text:p text:style-name="P1">2.</text:p>
      <text:p text:style-name="P1"/>
      <text:p text:style-name="P1"><draw:frame draw:style-name="fr2" draw:name="Image2" text:anchor-type="char" svg:width="6.6929in" svg:height="7.7925in" draw:z-index="0"><draw:image xlink:href="Pictures/10000001000003170000039911416B5D.png" xlink:type="simple" xlink:show="embed" xlink:actuate="onLoad" draw:mime-type="image/png"/></draw:frame><text:soft-page-break/></text:p>
      <text:p text:style-name="P1">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7.7925in" draw:z-index="1"><draw:image xlink:href="Pictures/100000010000031700000399FCEB88B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width="6.6929in" svg:height="7.7925in" draw:z-index="2"><draw:image xlink:href="Pictures/10000001000003170000039916326F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</text:p>
      <text:p text:style-name="P1"/>
      <text:p text:style-name="P1"/>
      <text:p text:style-name="P1"/>
      <text:p text:style-name="P1"><draw:frame draw:style-name="fr1" draw:name="Image5" text:anchor-type="char" svg:width="6.6929in" svg:height="7.7925in" draw:z-index="4"><draw:image xlink:href="Pictures/100000010000031700000399B798D18D.png" xlink:type="simple" xlink:show="embed" xlink:actuate="onLoad" draw:mime-type="image/png"/></draw:frame><text:soft-page-break/></text:p>
      <text:p text:style-name="P1"/>
      <text:p text:style-name="P1"/>
      <text:p text:style-name="P1">6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6" text:anchor-type="char" svg:width="6.6929in" svg:height="7.7925in" draw:z-index="5"><draw:image xlink:href="Pictures/100000010000031700000399DEFA075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7" text:anchor-type="char" svg:width="6.6929in" svg:height="7.7925in" draw:z-index="6"><draw:image xlink:href="Pictures/100000010000031700000399D81DBE2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draw:frame draw:style-name="fr1" draw:name="Image8" text:anchor-type="char" svg:width="6.6929in" svg:height="4.3807in" draw:z-index="7"><draw:image xlink:href="Pictures/1000000100000463000002DF7C4F97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52:20.756170719</meta:creation-date>
    <dc:date>2024-09-13T10:58:13.590671585</dc:date>
    <meta:editing-duration>PT17H5M52S</meta:editing-duration>
    <meta:editing-cycles>3</meta:editing-cycles>
    <meta:generator>LibreOffice/7.6.7.2$Linux_X86_64 LibreOffice_project/60$Build-2</meta:generator>
    <meta:document-statistic meta:table-count="0" meta:image-count="8" meta:object-count="0" meta:page-count="8" meta:paragraph-count="7" meta:word-count="6" meta:character-count="313" meta:non-whitespace-character-count="12"/>
  </office:meta>
</office:document-meta>
</file>